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Y-B10" table:style-name="ta1">
        <table:shapes>
          <draw:frame draw:z-index="0" draw:style-name="gr1" draw:text-style-name="P1" svg:width="6.2996in" svg:height="4.5697in" svg:x="0.4921in" svg:y="6.8579in">
            <draw:object draw:notify-on-update-of-ranges="'FY-B10'.H2:'FY-B10'.H16 'FY-B10'.E1:'FY-B10'.E1 'FY-B10'.E2:'FY-B10'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925in" svg:height="4.6012in" svg:x="12.4256in" svg:y="1.7256in">
            <draw:object draw:notify-on-update-of-ranges="'FY-B10'.C2:'FY-B10'.C18 'FY-B10'.G1:'FY-B10'.G1 'FY-B10'.G2:'FY-B10'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49in" svg:x="0.5205in" svg:y="3.3878in">
            <draw:object draw:notify-on-update-of-ranges="'FY-B10'.C1:'FY-B10'.C1 'FY-B10'.C2:'FY-B10'.C15 'FY-B10'.G1:'FY-B10'.G1 'FY-B10'.G2:'FY-B10'.G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ellen</text:p>
          </table:table-cell>
          <table:table-cell office:value-type="string" calcext:value-type="string">
            <text:p>ms/te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ml/s</text:p>
          </table:table-cell>
          <table:table-cell office:value-type="string" calcext:value-type="string">
            <text:p>ml/tel</text:p>
          </table:table-cell>
          <table:table-cell office:value-type="string" calcext:value-type="string">
            <text:p>tel/s</text:p>
          </table:table-cell>
          <table:table-cell table:number-columns-repeated="2"/>
          <table:table-cell office:value-type="string" calcext:value-type="string">
            <text:p>kj/s</text:p>
          </table:table-cell>
          <table:table-cell office:value-type="string" calcext:value-type="string">
            <text:p>°</text:p>
          </table:table-cell>
          <table:table-cell table:style-name="Default" office:value-type="string" calcext:value-type="string">
            <text:p>l/min</text:p>
          </table:table-cell>
          <table:table-cell table:style-name="Default" office:value-type="string" calcext:value-type="string">
            <text:p>Uur voor 800l</text:p>
          </table:table-cell>
          <table:table-cell office:value-type="string" calcext:value-type="string">
            <text:p>l/s</text:p>
          </table:table-cell>
        </table:table-row>
        <table:table-row table:style-name="ro1">
          <table:table-cell office:value-type="float" office:value="53475" calcext:value-type="float">
            <text:p>53475</text:p>
          </table:table-cell>
          <table:table-cell office:value-type="float" office:value="203" calcext:value-type="float">
            <text:p>203</text:p>
          </table:table-cell>
          <table:table-cell table:style-name="ce2" table:formula="of:=[.A2]/[.B2]" office:value-type="float" office:value="263.423645320197" calcext:value-type="float">
            <text:p>263,42</text:p>
          </table:table-cell>
          <table:table-cell office:value-type="float" office:value="2.2" calcext:value-type="float">
            <text:p>2,2</text:p>
          </table:table-cell>
          <table:table-cell table:style-name="ce1" table:formula="of:=[.D2]/[.A2]*60000" office:value-type="float" office:value="2.46844319775596" calcext:value-type="float">
            <text:p>2,47</text:p>
          </table:table-cell>
          <table:table-cell table:style-name="ce1" table:formula="of:=[.D2]*1000/([.A2]/1000)" office:value-type="float" office:value="41.1407199625993" calcext:value-type="float">
            <text:p>41,14</text:p>
          </table:table-cell>
          <table:table-cell table:style-name="ce1" table:formula="of:=[.D2]/[.B2]*1000" office:value-type="float" office:value="10.8374384236453" calcext:value-type="float">
            <text:p>10,84</text:p>
          </table:table-cell>
          <table:table-cell table:style-name="ce1" table:formula="of:=[.B2]/[.A2]*1000" office:value-type="float" office:value="3.79616643291258" calcext:value-type="float">
            <text:p>3,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K2]*60/([.L2]*4.1868)" office:value-type="float" office:value="0.286615075952995" calcext:value-type="float">
            <text:p>0,29</text:p>
          </table:table-cell>
          <table:table-cell table:formula="of:=800*[.L2]*4.1868/[.K2]/60/60" office:value-type="float" office:value="46.52" calcext:value-type="float">
            <text:p>46,52</text:p>
          </table:table-cell>
          <table:table-cell table:formula="of:=[.M2]/60" office:value-type="float" office:value="0.00477691793254992" calcext:value-type="float">
            <text:p>0,00477691793254992</text:p>
          </table:table-cell>
        </table:table-row>
        <table:table-row table:style-name="ro1">
          <table:table-cell table:number-columns-repeated="2"/>
          <table:table-cell table:style-name="ce2" table:formula="of:=[.A3]/[.B3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D3]*1000/([.A3]/1000)" office:value-type="string" office:string-value="" calcext:value-type="error">
            <text:p>#DIV/0!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K3]*60/([.L3]*4.1868)" office:value-type="float" office:value="0.57323015190599" calcext:value-type="float">
            <text:p>0,57</text:p>
          </table:table-cell>
          <table:table-cell table:formula="of:=800*[.L3]*4.1868/[.K3]/60/60" office:value-type="float" office:value="23.26" calcext:value-type="float">
            <text:p>23,26</text:p>
          </table:table-cell>
          <table:table-cell table:formula="of:=[.M3]/60" office:value-type="float" office:value="0.00955383586509983" calcext:value-type="float">
            <text:p>0,00955383586509983</text:p>
          </table:table-cell>
        </table:table-row>
        <table:table-row table:style-name="ro1">
          <table:table-cell office:value-type="float" office:value="29612" calcext:value-type="float">
            <text:p>29612</text:p>
          </table:table-cell>
          <table:table-cell office:value-type="float" office:value="935" calcext:value-type="float">
            <text:p>935</text:p>
          </table:table-cell>
          <table:table-cell table:style-name="ce2" table:formula="of:=[.A4]/[.B4]" office:value-type="float" office:value="31.6705882352941" calcext:value-type="float">
            <text:p>31,67</text:p>
          </table:table-cell>
          <table:table-cell office:value-type="float" office:value="2.94" calcext:value-type="float">
            <text:p>2,94</text:p>
          </table:table-cell>
          <table:table-cell table:style-name="ce1" table:formula="of:=[.D4]/[.A4]*60000" office:value-type="float" office:value="5.95704444144266" calcext:value-type="float">
            <text:p>5,96</text:p>
          </table:table-cell>
          <table:table-cell table:style-name="ce1" table:formula="of:=[.D4]*1000/([.A4]/1000)" office:value-type="float" office:value="99.2840740240443" calcext:value-type="float">
            <text:p>99,28</text:p>
          </table:table-cell>
          <table:table-cell table:style-name="ce1" table:formula="of:=[.D4]/[.B4]*1000" office:value-type="float" office:value="3.14438502673797" calcext:value-type="float">
            <text:p>3,14</text:p>
          </table:table-cell>
          <table:table-cell table:style-name="ce1" table:formula="of:=[.B4]/[.A4]*1000" office:value-type="float" office:value="31.5750371471025" calcext:value-type="float">
            <text:p>31,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K4]*60/([.L4]*4.1868)" office:value-type="float" office:value="0.859845227858985" calcext:value-type="float">
            <text:p>0,86</text:p>
          </table:table-cell>
          <table:table-cell table:formula="of:=800*[.L4]*4.1868/[.K4]/60/60" office:value-type="float" office:value="15.5066666666667" calcext:value-type="float">
            <text:p>15,51</text:p>
          </table:table-cell>
          <table:table-cell table:formula="of:=[.M4]/60" office:value-type="float" office:value="0.0143307537976498" calcext:value-type="float">
            <text:p>0,0143307537976498</text:p>
          </table:table-cell>
        </table:table-row>
        <table:table-row table:style-name="ro1">
          <table:table-cell office:value-type="float" office:value="19474" calcext:value-type="float">
            <text:p>19474</text:p>
          </table:table-cell>
          <table:table-cell office:value-type="float" office:value="1088" calcext:value-type="float">
            <text:p>1088</text:p>
          </table:table-cell>
          <table:table-cell table:style-name="ce2" table:formula="of:=[.A5]/[.B5]" office:value-type="float" office:value="17.8988970588235" calcext:value-type="float">
            <text:p>17,90</text:p>
          </table:table-cell>
          <table:table-cell office:value-type="float" office:value="2.82" calcext:value-type="float">
            <text:p>2,82</text:p>
          </table:table-cell>
          <table:table-cell table:style-name="ce1" table:formula="of:=[.D5]/[.A5]*60000" office:value-type="float" office:value="8.68850775392832" calcext:value-type="float">
            <text:p>8,69</text:p>
          </table:table-cell>
          <table:table-cell table:style-name="ce1" table:formula="of:=[.D5]*1000/([.A5]/1000)" office:value-type="float" office:value="144.808462565472" calcext:value-type="float">
            <text:p>144,81</text:p>
          </table:table-cell>
          <table:table-cell table:style-name="ce1" table:formula="of:=[.D5]/[.B5]*1000" office:value-type="float" office:value="2.59191176470588" calcext:value-type="float">
            <text:p>2,59</text:p>
          </table:table-cell>
          <table:table-cell table:style-name="ce1" table:formula="of:=[.B5]/[.A5]*1000" office:value-type="float" office:value="55.8693642805792" calcext:value-type="float">
            <text:p>55,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K5]*60/([.L5]*4.1868)" office:value-type="float" office:value="1.14646030381198" calcext:value-type="float">
            <text:p>1,15</text:p>
          </table:table-cell>
          <table:table-cell table:formula="of:=800*[.L5]*4.1868/[.K5]/60/60" office:value-type="float" office:value="11.63" calcext:value-type="float">
            <text:p>11,63</text:p>
          </table:table-cell>
          <table:table-cell table:formula="of:=[.M5]/60" office:value-type="float" office:value="0.0191076717301997" calcext:value-type="float">
            <text:p>0,0191076717301997</text:p>
          </table:table-cell>
        </table:table-row>
        <table:table-row table:style-name="ro1">
          <table:table-cell office:value-type="float" office:value="27087" calcext:value-type="float">
            <text:p>27087</text:p>
          </table:table-cell>
          <table:table-cell office:value-type="float" office:value="510" calcext:value-type="float">
            <text:p>510</text:p>
          </table:table-cell>
          <table:table-cell table:style-name="ce2" table:formula="of:=[.A6]/[.B6]" office:value-type="float" office:value="53.1117647058824" calcext:value-type="float">
            <text:p>53,11</text:p>
          </table:table-cell>
          <table:table-cell office:value-type="float" office:value="2.02" calcext:value-type="float">
            <text:p>2,02</text:p>
          </table:table-cell>
          <table:table-cell table:style-name="ce1" table:formula="of:=[.D6]/[.A6]*60000" office:value-type="float" office:value="4.47447114852143" calcext:value-type="float">
            <text:p>4,47</text:p>
          </table:table-cell>
          <table:table-cell table:style-name="ce1" table:formula="of:=[.D6]*1000/([.A6]/1000)" office:value-type="float" office:value="74.5745191420239" calcext:value-type="float">
            <text:p>74,57</text:p>
          </table:table-cell>
          <table:table-cell table:style-name="ce1" table:formula="of:=[.D6]/[.B6]*1000" office:value-type="float" office:value="3.96078431372549" calcext:value-type="float">
            <text:p>3,96</text:p>
          </table:table-cell>
          <table:table-cell table:style-name="ce1" table:formula="of:=[.B6]/[.A6]*1000" office:value-type="float" office:value="18.8282201794219" calcext:value-type="float">
            <text:p>18,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K6]*60/([.L6]*4.1868)" office:value-type="float" office:value="1.43307537976498" calcext:value-type="float">
            <text:p>1,43</text:p>
          </table:table-cell>
          <table:table-cell table:formula="of:=800*[.L6]*4.1868/[.K6]/60/60" office:value-type="float" office:value="9.304" calcext:value-type="float">
            <text:p>9,30</text:p>
          </table:table-cell>
          <table:table-cell table:formula="of:=[.M6]/60" office:value-type="float" office:value="0.0238845896627497" calcext:value-type="float">
            <text:p>0,0238845896627497</text:p>
          </table:table-cell>
        </table:table-row>
        <table:table-row table:style-name="ro1">
          <table:table-cell office:value-type="float" office:value="34794" calcext:value-type="float">
            <text:p>34794</text:p>
          </table:table-cell>
          <table:table-cell office:value-type="float" office:value="320" calcext:value-type="float">
            <text:p>320</text:p>
          </table:table-cell>
          <table:table-cell table:style-name="ce2" table:formula="of:=[.A7]/[.B7]" office:value-type="float" office:value="108.73125" calcext:value-type="float">
            <text:p>108,73</text:p>
          </table:table-cell>
          <table:table-cell office:value-type="float" office:value="1.85" calcext:value-type="float">
            <text:p>1,85</text:p>
          </table:table-cell>
          <table:table-cell table:style-name="ce1" table:formula="of:=[.D7]/[.A7]*60000" office:value-type="float" office:value="3.19020520779445" calcext:value-type="float">
            <text:p>3,19</text:p>
          </table:table-cell>
          <table:table-cell table:style-name="ce1" table:formula="of:=[.D7]*1000/([.A7]/1000)" office:value-type="float" office:value="53.1700867965741" calcext:value-type="float">
            <text:p>53,17</text:p>
          </table:table-cell>
          <table:table-cell table:style-name="ce1" table:formula="of:=[.D7]/[.B7]*1000" office:value-type="float" office:value="5.78125" calcext:value-type="float">
            <text:p>5,78</text:p>
          </table:table-cell>
          <table:table-cell table:style-name="ce1" table:formula="of:=[.B7]/[.A7]*1000" office:value-type="float" office:value="9.19698798643444" calcext:value-type="float">
            <text:p>9,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K7]*60/([.L7]*4.1868)" office:value-type="float" office:value="1.71969045571797" calcext:value-type="float">
            <text:p>1,72</text:p>
          </table:table-cell>
          <table:table-cell table:formula="of:=800*[.L7]*4.1868/[.K7]/60/60" office:value-type="float" office:value="7.75333333333333" calcext:value-type="float">
            <text:p>7,75</text:p>
          </table:table-cell>
          <table:table-cell table:formula="of:=[.M7]/60" office:value-type="float" office:value="0.0286615075952995" calcext:value-type="float">
            <text:p>0,0286615075952995</text:p>
          </table:table-cell>
        </table:table-row>
        <table:table-row table:style-name="ro1">
          <table:table-cell office:value-type="float" office:value="20944" calcext:value-type="float">
            <text:p>20944</text:p>
          </table:table-cell>
          <table:table-cell office:value-type="float" office:value="779" calcext:value-type="float">
            <text:p>779</text:p>
          </table:table-cell>
          <table:table-cell table:style-name="ce2" table:formula="of:=[.A8]/[.B8]" office:value-type="float" office:value="26.8857509627728" calcext:value-type="float">
            <text:p>26,89</text:p>
          </table:table-cell>
          <table:table-cell office:value-type="float" office:value="2.34" calcext:value-type="float">
            <text:p>2,34</text:p>
          </table:table-cell>
          <table:table-cell table:style-name="ce1" table:formula="of:=[.D8]/[.A8]*60000" office:value-type="float" office:value="6.70359052711994" calcext:value-type="float">
            <text:p>6,70</text:p>
          </table:table-cell>
          <table:table-cell table:style-name="ce1" table:formula="of:=[.D8]*1000/([.A8]/1000)" office:value-type="float" office:value="111.726508785332" calcext:value-type="float">
            <text:p>111,73</text:p>
          </table:table-cell>
          <table:table-cell table:style-name="ce1" table:formula="of:=[.D8]/[.B8]*1000" office:value-type="float" office:value="3.00385109114249" calcext:value-type="float">
            <text:p>3,00</text:p>
          </table:table-cell>
          <table:table-cell table:style-name="ce1" table:formula="of:=[.B8]/[.A8]*1000" office:value-type="float" office:value="37.194423223835" calcext:value-type="float">
            <text:p>37,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K8]*60/([.L8]*4.1868)" office:value-type="float" office:value="2.00630553167097" calcext:value-type="float">
            <text:p>2,01</text:p>
          </table:table-cell>
          <table:table-cell table:formula="of:=800*[.L8]*4.1868/[.K8]/60/60" office:value-type="float" office:value="6.64571428571429" calcext:value-type="float">
            <text:p>6,65</text:p>
          </table:table-cell>
          <table:table-cell table:formula="of:=[.M8]/60" office:value-type="float" office:value="0.0334384255278495" calcext:value-type="float">
            <text:p>0,0334384255278495</text:p>
          </table:table-cell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float" office:value="889" calcext:value-type="float">
            <text:p>889</text:p>
          </table:table-cell>
          <table:table-cell table:style-name="ce2" table:formula="of:=[.A9]/[.B9]" office:value-type="float" office:value="18.3813273340832" calcext:value-type="float">
            <text:p>18,38</text:p>
          </table:table-cell>
          <table:table-cell office:value-type="float" office:value="2.34" calcext:value-type="float">
            <text:p>2,34</text:p>
          </table:table-cell>
          <table:table-cell table:style-name="ce1" table:formula="of:=[.D9]/[.A9]*60000" office:value-type="float" office:value="8.59188544152745" calcext:value-type="float">
            <text:p>8,59</text:p>
          </table:table-cell>
          <table:table-cell table:style-name="ce1" table:formula="of:=[.D9]*1000/([.A9]/1000)" office:value-type="float" office:value="143.198090692124" calcext:value-type="float">
            <text:p>143,20</text:p>
          </table:table-cell>
          <table:table-cell table:style-name="ce1" table:formula="of:=[.D9]/[.B9]*1000" office:value-type="float" office:value="2.63217097862767" calcext:value-type="float">
            <text:p>2,63</text:p>
          </table:table-cell>
          <table:table-cell table:style-name="ce1" table:formula="of:=[.B9]/[.A9]*1000" office:value-type="float" office:value="54.4030353099565" calcext:value-type="float">
            <text:p>54,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K9]*60/([.L9]*4.1868)" office:value-type="float" office:value="2.29292060762396" calcext:value-type="float">
            <text:p>2,29</text:p>
          </table:table-cell>
          <table:table-cell table:formula="of:=800*[.L9]*4.1868/[.K9]/60/60" office:value-type="float" office:value="5.815" calcext:value-type="float">
            <text:p>5,82</text:p>
          </table:table-cell>
          <table:table-cell table:formula="of:=[.M9]/60" office:value-type="float" office:value="0.0382153434603993" calcext:value-type="float">
            <text:p>0,0382153434603993</text:p>
          </table:table-cell>
        </table:table-row>
        <table:table-row table:style-name="ro1">
          <table:table-cell office:value-type="float" office:value="21182" calcext:value-type="float">
            <text:p>21182</text:p>
          </table:table-cell>
          <table:table-cell office:value-type="float" office:value="939" calcext:value-type="float">
            <text:p>939</text:p>
          </table:table-cell>
          <table:table-cell table:style-name="ce2" table:formula="of:=[.A10]/[.B10]" office:value-type="float" office:value="22.5580404685836" calcext:value-type="float">
            <text:p>22,56</text:p>
          </table:table-cell>
          <table:table-cell office:value-type="float" office:value="2.69" calcext:value-type="float">
            <text:p>2,69</text:p>
          </table:table-cell>
          <table:table-cell table:style-name="ce1" table:formula="of:=[.D10]/[.A10]*60000" office:value-type="float" office:value="7.61967708431687" calcext:value-type="float">
            <text:p>7,62</text:p>
          </table:table-cell>
          <table:table-cell table:style-name="ce1" table:formula="of:=[.D10]*1000/([.A10]/1000)" office:value-type="float" office:value="126.994618071948" calcext:value-type="float">
            <text:p>126,99</text:p>
          </table:table-cell>
          <table:table-cell table:style-name="ce1" table:formula="of:=[.D10]/[.B10]*1000" office:value-type="float" office:value="2.86474973375932" calcext:value-type="float">
            <text:p>2,86</text:p>
          </table:table-cell>
          <table:table-cell table:style-name="ce1" table:formula="of:=[.B10]/[.A10]*1000" office:value-type="float" office:value="44.3300915871967" calcext:value-type="float">
            <text:p>44,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K10]*60/([.L10]*4.1868)" office:value-type="float" office:value="2.57953568357696" calcext:value-type="float">
            <text:p>2,58</text:p>
          </table:table-cell>
          <table:table-cell table:formula="of:=800*[.L10]*4.1868/[.K10]/60/60" office:value-type="float" office:value="5.16888888888889" calcext:value-type="float">
            <text:p>5,17</text:p>
          </table:table-cell>
          <table:table-cell table:formula="of:=[.M10]/60" office:value-type="float" office:value="0.0429922613929493" calcext:value-type="float">
            <text:p>0,0429922613929493</text:p>
          </table:table-cell>
        </table:table-row>
        <table:table-row table:style-name="ro1">
          <table:table-cell office:value-type="float" office:value="27125" calcext:value-type="float">
            <text:p>27125</text:p>
          </table:table-cell>
          <table:table-cell office:value-type="float" office:value="552" calcext:value-type="float">
            <text:p>552</text:p>
          </table:table-cell>
          <table:table-cell table:style-name="ce2" table:formula="of:=[.A11]/[.B11]" office:value-type="float" office:value="49.1394927536232" calcext:value-type="float">
            <text:p>49,14</text:p>
          </table:table-cell>
          <table:table-cell office:value-type="float" office:value="2.13" calcext:value-type="float">
            <text:p>2,13</text:p>
          </table:table-cell>
          <table:table-cell table:style-name="ce1" table:formula="of:=[.D11]/[.A11]*60000" office:value-type="float" office:value="4.71152073732719" calcext:value-type="float">
            <text:p>4,71</text:p>
          </table:table-cell>
          <table:table-cell table:style-name="ce1" table:formula="of:=[.D11]*1000/([.A11]/1000)" office:value-type="float" office:value="78.5253456221198" calcext:value-type="float">
            <text:p>78,53</text:p>
          </table:table-cell>
          <table:table-cell table:style-name="ce1" table:formula="of:=[.D11]/[.B11]*1000" office:value-type="float" office:value="3.85869565217391" calcext:value-type="float">
            <text:p>3,86</text:p>
          </table:table-cell>
          <table:table-cell table:style-name="ce1" table:formula="of:=[.B11]/[.A11]*1000" office:value-type="float" office:value="20.3502304147465" calcext:value-type="float">
            <text:p>20,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K11]*60/([.L11]*4.1868)" office:value-type="float" office:value="2.86615075952995" calcext:value-type="float">
            <text:p>2,87</text:p>
          </table:table-cell>
          <table:table-cell table:formula="of:=800*[.L11]*4.1868/[.K11]/60/60" office:value-type="float" office:value="4.652" calcext:value-type="float">
            <text:p>4,65</text:p>
          </table:table-cell>
          <table:table-cell table:formula="of:=[.M11]/60" office:value-type="float" office:value="0.0477691793254992" calcext:value-type="float">
            <text:p>0,0477691793254992</text:p>
          </table:table-cell>
        </table:table-row>
        <table:table-row table:style-name="ro1">
          <table:table-cell office:value-type="float" office:value="28849" calcext:value-type="float">
            <text:p>28849</text:p>
          </table:table-cell>
          <table:table-cell office:value-type="float" office:value="211" calcext:value-type="float">
            <text:p>211</text:p>
          </table:table-cell>
          <table:table-cell table:style-name="ce2" table:formula="of:=[.A12]/[.B12]" office:value-type="float" office:value="136.725118483412" calcext:value-type="float">
            <text:p>136,73</text:p>
          </table:table-cell>
          <table:table-cell office:value-type="float" office:value="1.48" calcext:value-type="float">
            <text:p>1,48</text:p>
          </table:table-cell>
          <table:table-cell table:style-name="ce1" table:formula="of:=[.D12]/[.A12]*60000" office:value-type="float" office:value="3.07809629449894" calcext:value-type="float">
            <text:p>3,08</text:p>
          </table:table-cell>
          <table:table-cell table:style-name="ce1" table:formula="of:=[.D12]*1000/([.A12]/1000)" office:value-type="float" office:value="51.3016049083157" calcext:value-type="float">
            <text:p>51,30</text:p>
          </table:table-cell>
          <table:table-cell table:style-name="ce1" table:formula="of:=[.D12]/[.B12]*1000" office:value-type="float" office:value="7.01421800947867" calcext:value-type="float">
            <text:p>7,01</text:p>
          </table:table-cell>
          <table:table-cell table:style-name="ce1" table:formula="of:=[.B12]/[.A12]*1000" office:value-type="float" office:value="7.31394502409096" calcext:value-type="float">
            <text:p>7,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K12]*60/([.L12]*4.1868)" office:value-type="float" office:value="3.15276583548295" calcext:value-type="float">
            <text:p>3,15</text:p>
          </table:table-cell>
          <table:table-cell table:formula="of:=800*[.L12]*4.1868/[.K12]/60/60" office:value-type="float" office:value="4.22909090909091" calcext:value-type="float">
            <text:p>4,23</text:p>
          </table:table-cell>
          <table:table-cell table:formula="of:=[.M12]/60" office:value-type="float" office:value="0.0525460972580492" calcext:value-type="float">
            <text:p>0,0525460972580492</text:p>
          </table:table-cell>
        </table:table-row>
        <table:table-row table:style-name="ro1">
          <table:table-cell office:value-type="float" office:value="17647" calcext:value-type="float">
            <text:p>17647</text:p>
          </table:table-cell>
          <table:table-cell office:value-type="float" office:value="1116" calcext:value-type="float">
            <text:p>1116</text:p>
          </table:table-cell>
          <table:table-cell table:style-name="ce2" table:formula="of:=[.A13]/[.B13]" office:value-type="float" office:value="15.8127240143369" calcext:value-type="float">
            <text:p>15,81</text:p>
          </table:table-cell>
          <table:table-cell office:value-type="float" office:value="2.73" calcext:value-type="float">
            <text:p>2,73</text:p>
          </table:table-cell>
          <table:table-cell table:style-name="ce1" table:formula="of:=[.D13]/[.A13]*60000" office:value-type="float" office:value="9.28203094010313" calcext:value-type="float">
            <text:p>9,28</text:p>
          </table:table-cell>
          <table:table-cell table:style-name="ce1" table:formula="of:=[.D13]*1000/([.A13]/1000)" office:value-type="float" office:value="154.700515668386" calcext:value-type="float">
            <text:p>154,70</text:p>
          </table:table-cell>
          <table:table-cell table:style-name="ce1" table:formula="of:=[.D13]/[.B13]*1000" office:value-type="float" office:value="2.44623655913978" calcext:value-type="float">
            <text:p>2,45</text:p>
          </table:table-cell>
          <table:table-cell table:style-name="ce1" table:formula="of:=[.B13]/[.A13]*1000" office:value-type="float" office:value="63.2402108007027" calcext:value-type="float">
            <text:p>63,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K13]*60/([.L13]*4.1868)" office:value-type="float" office:value="3.43938091143594" calcext:value-type="float">
            <text:p>3,44</text:p>
          </table:table-cell>
          <table:table-cell table:formula="of:=800*[.L13]*4.1868/[.K13]/60/60" office:value-type="float" office:value="3.87666666666667" calcext:value-type="float">
            <text:p>3,88</text:p>
          </table:table-cell>
          <table:table-cell table:formula="of:=[.M13]/60" office:value-type="float" office:value="0.057323015190599" calcext:value-type="float">
            <text:p>0,057323015190599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1165" calcext:value-type="float">
            <text:p>1165</text:p>
          </table:table-cell>
          <table:table-cell table:style-name="ce2" table:formula="of:=[.A14]/[.B14]" office:value-type="float" office:value="10.0660944206009" calcext:value-type="float">
            <text:p>10,07</text:p>
          </table:table-cell>
          <table:table-cell office:value-type="float" office:value="2.53" calcext:value-type="float">
            <text:p>2,53</text:p>
          </table:table-cell>
          <table:table-cell table:style-name="ce1" table:formula="of:=[.D14]/[.A14]*60000" office:value-type="float" office:value="12.9444870810949" calcext:value-type="float">
            <text:p>12,94</text:p>
          </table:table-cell>
          <table:table-cell table:style-name="ce1" table:formula="of:=[.D14]*1000/([.A14]/1000)" office:value-type="float" office:value="215.741451351582" calcext:value-type="float">
            <text:p>215,74</text:p>
          </table:table-cell>
          <table:table-cell table:style-name="ce1" table:formula="of:=[.D14]/[.B14]*1000" office:value-type="float" office:value="2.17167381974249" calcext:value-type="float">
            <text:p>2,17</text:p>
          </table:table-cell>
          <table:table-cell table:style-name="ce1" table:formula="of:=[.B14]/[.A14]*1000" office:value-type="float" office:value="99.343395582843" calcext:value-type="float">
            <text:p>99,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K14]*60/([.L14]*4.1868)" office:value-type="float" office:value="0.477691793254992" calcext:value-type="float">
            <text:p>0,48</text:p>
          </table:table-cell>
          <table:table-cell table:formula="of:=800*[.L14]*4.1868/[.K14]/60/60" office:value-type="float" office:value="27.912" calcext:value-type="float">
            <text:p>27,91</text:p>
          </table:table-cell>
          <table:table-cell table:formula="of:=[.M14]/60" office:value-type="float" office:value="0.0079615298875832" calcext:value-type="float">
            <text:p>0,0079615298875832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1094" calcext:value-type="float">
            <text:p>1094</text:p>
          </table:table-cell>
          <table:table-cell table:style-name="ce2" table:formula="of:=[.A15]/[.B15]" office:value-type="float" office:value="13.8957952468007" calcext:value-type="float">
            <text:p>13,90</text:p>
          </table:table-cell>
          <table:table-cell office:value-type="float" office:value="2.79" calcext:value-type="float">
            <text:p>2,79</text:p>
          </table:table-cell>
          <table:table-cell table:style-name="ce1" table:formula="of:=[.D15]/[.A15]*60000" office:value-type="float" office:value="11.0117089856598" calcext:value-type="float">
            <text:p>11,01</text:p>
          </table:table-cell>
          <table:table-cell table:style-name="ce1" table:formula="of:=[.D15]*1000/([.A15]/1000)" office:value-type="float" office:value="183.52848309433" calcext:value-type="float">
            <text:p>183,53</text:p>
          </table:table-cell>
          <table:table-cell table:style-name="ce1" table:formula="of:=[.D15]/[.B15]*1000" office:value-type="float" office:value="2.55027422303473" calcext:value-type="float">
            <text:p>2,55</text:p>
          </table:table-cell>
          <table:table-cell table:style-name="ce1" table:formula="of:=[.B15]/[.A15]*1000" office:value-type="float" office:value="71.9642152348375" calcext:value-type="float">
            <text:p>71,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K15]*60/([.L15]*4.1868)" office:value-type="float" office:value="0.955383586509984" calcext:value-type="float">
            <text:p>0,96</text:p>
          </table:table-cell>
          <table:table-cell table:formula="of:=800*[.L15]*4.1868/[.K15]/60/60" office:value-type="float" office:value="13.956" calcext:value-type="float">
            <text:p>13,96</text:p>
          </table:table-cell>
          <table:table-cell table:formula="of:=[.M15]/60" office:value-type="float" office:value="0.0159230597751664" calcext:value-type="float">
            <text:p>0,0159230597751664</text:p>
          </table:table-cell>
        </table:table-row>
        <table:table-row table:style-name="ro1">
          <table:table-cell office:value-type="string" calcext:value-type="string">
            <text:p>outliers:</text:p>
          </table:table-cell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K16]*60/([.L16]*4.1868)" office:value-type="float" office:value="1.43307537976498" calcext:value-type="float">
            <text:p>1,43</text:p>
          </table:table-cell>
          <table:table-cell table:formula="of:=800*[.L16]*4.1868/[.K16]/60/60" office:value-type="float" office:value="9.304" calcext:value-type="float">
            <text:p>9,30</text:p>
          </table:table-cell>
          <table:table-cell table:formula="of:=[.M16]/60" office:value-type="float" office:value="0.0238845896627497" calcext:value-type="float">
            <text:p>0,0238845896627497</text:p>
          </table:table-cell>
        </table:table-row>
        <table:table-row table:style-name="ro1">
          <table:table-cell office:value-type="float" office:value="66018" calcext:value-type="float">
            <text:p>66018</text:p>
          </table:table-cell>
          <table:table-cell office:value-type="float" office:value="258" calcext:value-type="float">
            <text:p>258</text:p>
          </table:table-cell>
          <table:table-cell table:style-name="ce2" table:formula="of:=[.A17]/[.B17]" office:value-type="float" office:value="255.883720930233" calcext:value-type="float">
            <text:p>255,88</text:p>
          </table:table-cell>
          <table:table-cell office:value-type="float" office:value="2.53" calcext:value-type="float">
            <text:p>2,53</text:p>
          </table:table-cell>
          <table:table-cell table:style-name="ce1" table:formula="of:=[.D17]/[.A17]*60000" office:value-type="float" office:value="2.29937289830046" calcext:value-type="float">
            <text:p>2,30</text:p>
          </table:table-cell>
          <table:table-cell table:style-name="ce1" table:formula="of:=[.D17]*1000/([.A17]/1000)" office:value-type="float" office:value="38.3228816383411" calcext:value-type="float">
            <text:p>38,32</text:p>
          </table:table-cell>
          <table:table-cell table:style-name="ce1" table:formula="of:=[.D17]/[.B17]*1000" office:value-type="float" office:value="9.8062015503876" calcext:value-type="float">
            <text:p>9,81</text:p>
          </table:table-cell>
          <table:table-cell table:style-name="ce1" table:formula="of:=[.B17]/[.A17]*1000" office:value-type="float" office:value="3.90802508406798" calcext:value-type="float">
            <text:p>3,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K17]*60/([.L17]*4.1868)" office:value-type="float" office:value="1.91076717301997" calcext:value-type="float">
            <text:p>1,91</text:p>
          </table:table-cell>
          <table:table-cell table:formula="of:=800*[.L17]*4.1868/[.K17]/60/60" office:value-type="float" office:value="6.978" calcext:value-type="float">
            <text:p>6,98</text:p>
          </table:table-cell>
          <table:table-cell table:formula="of:=[.M17]/60" office:value-type="float" office:value="0.0318461195503328" calcext:value-type="float">
            <text:p>0,0318461195503328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1050" calcext:value-type="float">
            <text:p>1050</text:p>
          </table:table-cell>
          <table:table-cell table:style-name="ce2" table:formula="of:=[.A18]/[.B18]" office:value-type="float" office:value="8.07904761904762" calcext:value-type="float">
            <text:p>8,08</text:p>
          </table:table-cell>
          <table:table-cell office:value-type="float" office:value="3.63" calcext:value-type="float">
            <text:p>3,63</text:p>
          </table:table-cell>
          <table:table-cell table:style-name="ce1" table:formula="of:=[.D18]/[.A18]*60000" office:value-type="float" office:value="25.6748791701049" calcext:value-type="float">
            <text:p>25,67</text:p>
          </table:table-cell>
          <table:table-cell table:style-name="ce1" table:formula="of:=[.D18]*1000/([.A18]/1000)" office:value-type="float" office:value="427.914652835082" calcext:value-type="float">
            <text:p>427,91</text:p>
          </table:table-cell>
          <table:table-cell table:style-name="ce1" table:formula="of:=[.D18]/[.B18]*1000" office:value-type="float" office:value="3.45714285714286" calcext:value-type="float">
            <text:p>3,46</text:p>
          </table:table-cell>
          <table:table-cell table:style-name="ce1" table:formula="of:=[.B18]/[.A18]*1000" office:value-type="float" office:value="123.776965696098" calcext:value-type="float">
            <text:p>123,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K18]*60/([.L18]*4.1868)" office:value-type="float" office:value="2.38845896627496" calcext:value-type="float">
            <text:p>2,39</text:p>
          </table:table-cell>
          <table:table-cell table:formula="of:=800*[.L18]*4.1868/[.K18]/60/60" office:value-type="float" office:value="5.5824" calcext:value-type="float">
            <text:p>5,58</text:p>
          </table:table-cell>
          <table:table-cell table:formula="of:=[.M18]/60" office:value-type="float" office:value="0.039807649437916" calcext:value-type="float">
            <text:p>0,039807649437916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K19]*60/([.L19]*4.1868)" office:value-type="float" office:value="2.86615075952995" calcext:value-type="float">
            <text:p>2,87</text:p>
          </table:table-cell>
          <table:table-cell table:formula="of:=800*[.L19]*4.1868/[.K19]/60/60" office:value-type="float" office:value="4.652" calcext:value-type="float">
            <text:p>4,65</text:p>
          </table:table-cell>
          <table:table-cell table:formula="of:=[.M19]/60" office:value-type="float" office:value="0.0477691793254992" calcext:value-type="float">
            <text:p>0,047769179325499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K20]*60/([.L20]*4.1868)" office:value-type="float" office:value="3.34384255278494" calcext:value-type="float">
            <text:p>3,34</text:p>
          </table:table-cell>
          <table:table-cell table:formula="of:=800*[.L20]*4.1868/[.K20]/60/60" office:value-type="float" office:value="3.98742857142857" calcext:value-type="float">
            <text:p>3,99</text:p>
          </table:table-cell>
          <table:table-cell table:formula="of:=[.M20]/60" office:value-type="float" office:value="0.0557307092130823" calcext:value-type="float">
            <text:p>0,0557307092130823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K21]*60/([.L21]*4.1868)" office:value-type="float" office:value="3.82153434603993" calcext:value-type="float">
            <text:p>3,82</text:p>
          </table:table-cell>
          <table:table-cell table:formula="of:=800*[.L21]*4.1868/[.K21]/60/60" office:value-type="float" office:value="3.489" calcext:value-type="float">
            <text:p>3,49</text:p>
          </table:table-cell>
          <table:table-cell table:formula="of:=[.M21]/60" office:value-type="float" office:value="0.0636922391006655" calcext:value-type="float">
            <text:p>0,0636922391006655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K22]*60/([.L22]*4.1868)" office:value-type="float" office:value="4.29922613929493" calcext:value-type="float">
            <text:p>4,30</text:p>
          </table:table-cell>
          <table:table-cell table:formula="of:=800*[.L22]*4.1868/[.K22]/60/60" office:value-type="float" office:value="3.10133333333333" calcext:value-type="float">
            <text:p>3,10</text:p>
          </table:table-cell>
          <table:table-cell table:formula="of:=[.M22]/60" office:value-type="float" office:value="0.0716537689882488" calcext:value-type="float">
            <text:p>0,0716537689882488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K23]*60/([.L23]*4.1868)" office:value-type="float" office:value="4.77691793254992" calcext:value-type="float">
            <text:p>4,78</text:p>
          </table:table-cell>
          <table:table-cell table:formula="of:=800*[.L23]*4.1868/[.K23]/60/60" office:value-type="float" office:value="2.7912" calcext:value-type="float">
            <text:p>2,79</text:p>
          </table:table-cell>
          <table:table-cell table:formula="of:=[.M23]/60" office:value-type="float" office:value="0.079615298875832" calcext:value-type="float">
            <text:p>0,079615298875832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K24]*60/([.L24]*4.1868)" office:value-type="float" office:value="5.25460972580491" calcext:value-type="float">
            <text:p>5,25</text:p>
          </table:table-cell>
          <table:table-cell table:formula="of:=800*[.L24]*4.1868/[.K24]/60/60" office:value-type="float" office:value="2.53745454545454" calcext:value-type="float">
            <text:p>2,54</text:p>
          </table:table-cell>
          <table:table-cell table:formula="of:=[.M24]/60" office:value-type="float" office:value="0.0875768287634152" calcext:value-type="float">
            <text:p>0,0875768287634152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K25]*60/([.L25]*4.1868)" office:value-type="float" office:value="5.7323015190599" calcext:value-type="float">
            <text:p>5,73</text:p>
          </table:table-cell>
          <table:table-cell table:formula="of:=800*[.L25]*4.1868/[.K25]/60/60" office:value-type="float" office:value="2.326" calcext:value-type="float">
            <text:p>2,33</text:p>
          </table:table-cell>
          <table:table-cell table:formula="of:=[.M25]/60" office:value-type="float" office:value="0.0955383586509983" calcext:value-type="float">
            <text:p>0,0955383586509983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K26]*60/([.L26]*4.1868)" office:value-type="float" office:value="1.43307537976498" calcext:value-type="float">
            <text:p>1,43</text:p>
          </table:table-cell>
          <table:table-cell table:formula="of:=800*[.L26]*4.1868/[.K26]/60/60" office:value-type="float" office:value="9.304" calcext:value-type="float">
            <text:p>9,30</text:p>
          </table:table-cell>
          <table:table-cell table:formula="of:=[.M26]/60" office:value-type="float" office:value="0.0238845896627497" calcext:value-type="float">
            <text:p>0,023884589662749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K27]*60/([.L27]*4.1868)" office:value-type="float" office:value="2.86615075952995" calcext:value-type="float">
            <text:p>2,87</text:p>
          </table:table-cell>
          <table:table-cell table:formula="of:=800*[.L27]*4.1868/[.K27]/60/60" office:value-type="float" office:value="4.652" calcext:value-type="float">
            <text:p>4,65</text:p>
          </table:table-cell>
          <table:table-cell table:formula="of:=[.M27]/60" office:value-type="float" office:value="0.0477691793254992" calcext:value-type="float">
            <text:p>0,047769179325499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K28]*60/([.L28]*4.1868)" office:value-type="float" office:value="4.29922613929493" calcext:value-type="float">
            <text:p>4,30</text:p>
          </table:table-cell>
          <table:table-cell table:formula="of:=800*[.L28]*4.1868/[.K28]/60/60" office:value-type="float" office:value="3.10133333333333" calcext:value-type="float">
            <text:p>3,10</text:p>
          </table:table-cell>
          <table:table-cell table:formula="of:=[.M28]/60" office:value-type="float" office:value="0.0716537689882488" calcext:value-type="float">
            <text:p>0,071653768988248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K29]*60/([.L29]*4.1868)" office:value-type="float" office:value="5.7323015190599" calcext:value-type="float">
            <text:p>5,73</text:p>
          </table:table-cell>
          <table:table-cell table:formula="of:=800*[.L29]*4.1868/[.K29]/60/60" office:value-type="float" office:value="2.326" calcext:value-type="float">
            <text:p>2,33</text:p>
          </table:table-cell>
          <table:table-cell table:formula="of:=[.M29]/60" office:value-type="float" office:value="0.0955383586509983" calcext:value-type="float">
            <text:p>0,0955383586509983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K30]*60/([.L30]*4.1868)" office:value-type="float" office:value="7.16537689882488" calcext:value-type="float">
            <text:p>7,17</text:p>
          </table:table-cell>
          <table:table-cell table:formula="of:=800*[.L30]*4.1868/[.K30]/60/60" office:value-type="float" office:value="1.8608" calcext:value-type="float">
            <text:p>1,86</text:p>
          </table:table-cell>
          <table:table-cell table:formula="of:=[.M30]/60" office:value-type="float" office:value="0.119422948313748" calcext:value-type="float">
            <text:p>0,119422948313748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K31]*60/([.L31]*4.1868)" office:value-type="float" office:value="8.59845227858986" calcext:value-type="float">
            <text:p>8,60</text:p>
          </table:table-cell>
          <table:table-cell table:formula="of:=800*[.L31]*4.1868/[.K31]/60/60" office:value-type="float" office:value="1.55066666666667" calcext:value-type="float">
            <text:p>1,55</text:p>
          </table:table-cell>
          <table:table-cell table:formula="of:=[.M31]/60" office:value-type="float" office:value="0.143307537976498" calcext:value-type="float">
            <text:p>0,143307537976498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K32]*60/([.L32]*4.1868)" office:value-type="float" office:value="10.0315276583548" calcext:value-type="float">
            <text:p>10,03</text:p>
          </table:table-cell>
          <table:table-cell table:formula="of:=800*[.L32]*4.1868/[.K32]/60/60" office:value-type="float" office:value="1.32914285714286" calcext:value-type="float">
            <text:p>1,33</text:p>
          </table:table-cell>
          <table:table-cell table:formula="of:=[.M32]/60" office:value-type="float" office:value="0.167192127639247" calcext:value-type="float">
            <text:p>0,16719212763924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K33]*60/([.L33]*4.1868)" office:value-type="float" office:value="11.4646030381198" calcext:value-type="float">
            <text:p>11,46</text:p>
          </table:table-cell>
          <table:table-cell table:formula="of:=800*[.L33]*4.1868/[.K33]/60/60" office:value-type="float" office:value="1.163" calcext:value-type="float">
            <text:p>1,16</text:p>
          </table:table-cell>
          <table:table-cell table:formula="of:=[.M33]/60" office:value-type="float" office:value="0.191076717301997" calcext:value-type="float">
            <text:p>0,19107671730199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K34]*60/([.L34]*4.1868)" office:value-type="float" office:value="12.8976784178848" calcext:value-type="float">
            <text:p>12,90</text:p>
          </table:table-cell>
          <table:table-cell table:formula="of:=800*[.L34]*4.1868/[.K34]/60/60" office:value-type="float" office:value="1.03377777777778" calcext:value-type="float">
            <text:p>1,03</text:p>
          </table:table-cell>
          <table:table-cell table:formula="of:=[.M34]/60" office:value-type="float" office:value="0.214961306964747" calcext:value-type="float">
            <text:p>0,214961306964747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 table:formula="of:=[.K35]*60/([.L35]*4.1868)" office:value-type="float" office:value="14.3307537976498" calcext:value-type="float">
            <text:p>14,33</text:p>
          </table:table-cell>
          <table:table-cell table:formula="of:=800*[.L35]*4.1868/[.K35]/60/60" office:value-type="float" office:value="0.9304" calcext:value-type="float">
            <text:p>0,93</text:p>
          </table:table-cell>
          <table:table-cell table:formula="of:=[.M35]/60" office:value-type="float" office:value="0.238845896627497" calcext:value-type="float">
            <text:p>0,238845896627497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K36]*60/([.L36]*4.1868)" office:value-type="float" office:value="15.7638291774147" calcext:value-type="float">
            <text:p>15,76</text:p>
          </table:table-cell>
          <table:table-cell table:formula="of:=800*[.L36]*4.1868/[.K36]/60/60" office:value-type="float" office:value="0.845818181818182" calcext:value-type="float">
            <text:p>0,85</text:p>
          </table:table-cell>
          <table:table-cell table:formula="of:=[.M36]/60" office:value-type="float" office:value="0.262730486290245" calcext:value-type="float">
            <text:p>0,262730486290245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K37]*60/([.L37]*4.1868)" office:value-type="float" office:value="17.1969045571797" calcext:value-type="float">
            <text:p>17,20</text:p>
          </table:table-cell>
          <table:table-cell table:formula="of:=800*[.L37]*4.1868/[.K37]/60/60" office:value-type="float" office:value="0.775333333333333" calcext:value-type="float">
            <text:p>0,78</text:p>
          </table:table-cell>
          <table:table-cell table:formula="of:=[.M37]/60" office:value-type="float" office:value="0.286615075952995" calcext:value-type="float">
            <text:p>0,286615075952995</text:p>
          </table:table-cell>
        </table:table-row>
      </table:table>
      <table:table table:name="YF-S201" table:style-name="ta1">
        <table:shapes>
          <draw:frame draw:z-index="0" draw:style-name="gr1" draw:text-style-name="P1" svg:width="6.298in" svg:height="3.5449in" svg:x="0.3252in" svg:y="2.0287in">
            <draw:object draw:notify-on-update-of-ranges="'YF-S201'.A1:'YF-S201'.A1 'YF-S201'.A2:'YF-S201'.A14 'YF-S201'.B1:'YF-S201'.B1 'YF-S201'.B2:'YF-S201'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49in" svg:x="0.3358in" svg:y="5.6472in">
            <draw:object draw:notify-on-update-of-ranges="'YF-S201'.C1:'YF-S201'.C1 'YF-S201'.C2:'YF-S201'.C14 'YF-S201'.G1:'YF-S201'.G1 'YF-S201'.G2:'YF-S201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s/tel</text:p>
          </table:table-cell>
          <table:table-cell office:value-type="string" calcext:value-type="string">
            <text:p>ml/tel</text:p>
          </table:table-cell>
          <table:table-cell office:value-type="string" calcext:value-type="string">
            <text:p>tel/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l/s</text:p>
          </table:table-cell>
          <table:table-cell office:value-type="string" calcext:value-type="string">
            <text:p>l/mi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F2]/[.C2]" office:value-type="float" office:value="2.41475684740078" calcext:value-type="float">
            <text:p>2,41475684740078</text:p>
          </table:table-cell>
          <table:table-cell table:formula="of:=1000/[.A2]" office:value-type="float" office:value="5.55555555555556" calcext:value-type="float">
            <text:p>5,55555555555556</text:p>
          </table:table-cell>
          <table:table-cell office:value-type="float" office:value="240" calcext:value-type="float">
            <text:p>240</text:p>
          </table:table-cell>
          <table:table-cell office:value-type="float" office:value="17.89" calcext:value-type="float">
            <text:p>17,89</text:p>
          </table:table-cell>
          <table:table-cell table:formula="of:=[.D2]/[.E2]" office:value-type="float" office:value="13.4153158188932" calcext:value-type="float">
            <text:p>13,4153158188932</text:p>
          </table:table-cell>
          <table:table-cell table:formula="of:=([.D2]/1000)/([.E2]/60)" office:value-type="float" office:value="0.804918949133594" calcext:value-type="float">
            <text:p>0,8049189491335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F3]/[.C3]" office:value-type="float" office:value="2.36923076923077" calcext:value-type="float">
            <text:p>2,36923076923077</text:p>
          </table:table-cell>
          <table:table-cell table:formula="of:=1000/[.A3]" office:value-type="float" office:value="12.987012987013" calcext:value-type="float">
            <text:p>12,987012987013</text:p>
          </table:table-cell>
          <table:table-cell office:value-type="float" office:value="312" calcext:value-type="float">
            <text:p>312</text:p>
          </table:table-cell>
          <table:table-cell office:value-type="float" office:value="10.14" calcext:value-type="float">
            <text:p>10,14</text:p>
          </table:table-cell>
          <table:table-cell table:formula="of:=[.D3]/[.E3]" office:value-type="float" office:value="30.7692307692308" calcext:value-type="float">
            <text:p>30,7692307692308</text:p>
          </table:table-cell>
          <table:table-cell table:formula="of:=([.D3]/1000)/([.E3]/60)" office:value-type="float" office:value="1.84615384615385" calcext:value-type="float">
            <text:p>1,846153846153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F4]/[.C4]" office:value-type="float" office:value="2.31940029985008" calcext:value-type="float">
            <text:p>2,31940029985008</text:p>
          </table:table-cell>
          <table:table-cell table:formula="of:=1000/[.A4]" office:value-type="float" office:value="22.7272727272727" calcext:value-type="float">
            <text:p>22,7272727272727</text:p>
          </table:table-cell>
          <table:table-cell office:value-type="float" office:value="351.6" calcext:value-type="float">
            <text:p>351,6</text:p>
          </table:table-cell>
          <table:table-cell office:value-type="float" office:value="6.67" calcext:value-type="float">
            <text:p>6,67</text:p>
          </table:table-cell>
          <table:table-cell table:formula="of:=[.D4]/[.E4]" office:value-type="float" office:value="52.7136431784108" calcext:value-type="float">
            <text:p>52,7136431784108</text:p>
          </table:table-cell>
          <table:table-cell table:formula="of:=([.D4]/1000)/([.E4]/60)" office:value-type="float" office:value="3.16281859070465" calcext:value-type="float">
            <text:p>3,162818590704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F6]/[.C6]" office:value-type="float" office:value="2.28823529411765" calcext:value-type="float">
            <text:p>2,28823529411765</text:p>
          </table:table-cell>
          <table:table-cell table:formula="of:=1000/[.A6]" office:value-type="float" office:value="28.5714285714286" calcext:value-type="float">
            <text:p>28,5714285714286</text:p>
          </table:table-cell>
          <table:table-cell office:value-type="float" office:value="389" calcext:value-type="float">
            <text:p>389</text:p>
          </table:table-cell>
          <table:table-cell office:value-type="float" office:value="5.95" calcext:value-type="float">
            <text:p>5,95</text:p>
          </table:table-cell>
          <table:table-cell table:formula="of:=[.D6]/[.E6]" office:value-type="float" office:value="65.3781512605042" calcext:value-type="float">
            <text:p>65,3781512605042</text:p>
          </table:table-cell>
          <table:table-cell table:formula="of:=([.D6]/1000)/([.E6]/60)" office:value-type="float" office:value="3.92268907563025" calcext:value-type="float">
            <text:p>3,922689075630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F7]/[.C7]" office:value-type="float" office:value="2.44403669724771" calcext:value-type="float">
            <text:p>2,44403669724771</text:p>
          </table:table-cell>
          <table:table-cell table:formula="of:=1000/[.A7]" office:value-type="float" office:value="8.33333333333333" calcext:value-type="float">
            <text:p>8,33333333333333</text:p>
          </table:table-cell>
          <table:table-cell office:value-type="float" office:value="222" calcext:value-type="float">
            <text:p>222</text:p>
          </table:table-cell>
          <table:table-cell office:value-type="float" office:value="10.9" calcext:value-type="float">
            <text:p>10,9</text:p>
          </table:table-cell>
          <table:table-cell table:formula="of:=[.D7]/[.E7]" office:value-type="float" office:value="20.3669724770642" calcext:value-type="float">
            <text:p>20,3669724770642</text:p>
          </table:table-cell>
          <table:table-cell table:formula="of:=([.D7]/1000)/([.E7]/60)" office:value-type="float" office:value="1.22201834862385" calcext:value-type="float">
            <text:p>1,22201834862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F8]/[.C8]" office:value-type="float" office:value="2.28250478011472" calcext:value-type="float">
            <text:p>2,28250478011472</text:p>
          </table:table-cell>
          <table:table-cell table:formula="of:=1000/[.A8]" office:value-type="float" office:value="40" calcext:value-type="float">
            <text:p>40</text:p>
          </table:table-cell>
          <table:table-cell office:value-type="float" office:value="477.5" calcext:value-type="float">
            <text:p>477,5</text:p>
          </table:table-cell>
          <table:table-cell office:value-type="float" office:value="5.23" calcext:value-type="float">
            <text:p>5,23</text:p>
          </table:table-cell>
          <table:table-cell table:formula="of:=[.D8]/[.E8]" office:value-type="float" office:value="91.3001912045889" calcext:value-type="float">
            <text:p>91,3001912045889</text:p>
          </table:table-cell>
          <table:table-cell table:formula="of:=([.D8]/1000)/([.E8]/60)" office:value-type="float" office:value="5.47801147227533" calcext:value-type="float">
            <text:p>5,478011472275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F9]/[.C9]" office:value-type="float" office:value="2.48663697104677" calcext:value-type="float">
            <text:p>2,48663697104677</text:p>
          </table:table-cell>
          <table:table-cell table:formula="of:=1000/[.A9]" office:value-type="float" office:value="4.54545454545455" calcext:value-type="float">
            <text:p>4,54545454545455</text:p>
          </table:table-cell>
          <table:table-cell office:value-type="float" office:value="203" calcext:value-type="float">
            <text:p>203</text:p>
          </table:table-cell>
          <table:table-cell office:value-type="float" office:value="17.96" calcext:value-type="float">
            <text:p>17,96</text:p>
          </table:table-cell>
          <table:table-cell table:formula="of:=[.D9]/[.E9]" office:value-type="float" office:value="11.3028953229399" calcext:value-type="float">
            <text:p>11,3028953229399</text:p>
          </table:table-cell>
          <table:table-cell table:formula="of:=([.D9]/1000)/([.E9]/60)" office:value-type="float" office:value="0.678173719376392" calcext:value-type="float">
            <text:p>0,678173719376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F10]/[.C10]" office:value-type="float" office:value="2.24808743169399" calcext:value-type="float">
            <text:p>2,24808743169399</text:p>
          </table:table-cell>
          <table:table-cell table:formula="of:=1000/[.A10]" office:value-type="float" office:value="58.8235294117647" calcext:value-type="float">
            <text:p>58,8235294117647</text:p>
          </table:table-cell>
          <table:table-cell office:value-type="float" office:value="484" calcext:value-type="float">
            <text:p>484</text:p>
          </table:table-cell>
          <table:table-cell office:value-type="float" office:value="3.66" calcext:value-type="float">
            <text:p>3,66</text:p>
          </table:table-cell>
          <table:table-cell table:formula="of:=[.D10]/[.E10]" office:value-type="float" office:value="132.24043715847" calcext:value-type="float">
            <text:p>132,24043715847</text:p>
          </table:table-cell>
          <table:table-cell table:formula="of:=([.D10]/1000)/([.E10]/60)" office:value-type="float" office:value="7.9344262295082" calcext:value-type="float">
            <text:p>7,9344262295082</text:p>
          </table:table-cell>
        </table:table-row>
        <table:table-row table:style-name="ro1">
          <table:table-cell/>
          <table:table-cell table:formula="of:=[.F11]/[.C11]" office:value-type="string" office:string-value="" calcext:value-type="error">
            <text:p>#DIV/0!</text:p>
          </table:table-cell>
          <table:table-cell table:formula="of:=1000/[.A11]" office:value-type="string" office:string-value="" calcext:value-type="error">
            <text:p>#DIV/0!</text:p>
          </table:table-cell>
          <table:table-cell table:number-columns-repeated="2"/>
          <table:table-cell table:formula="of:=[.D11]/[.E11]" office:value-type="string" office:string-value="" calcext:value-type="error">
            <text:p>#DIV/0!</text:p>
          </table:table-cell>
          <table:table-cell table:formula="of:=([.D11]/1000)/([.E11]/6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D12]/[.E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3]/[.E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4]/[.E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5]/[.E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6]/[.E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7]/[.E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8]/[.E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9]/[.E19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4">
          <table:table-cell table:number-columns-repeated="7"/>
        </table:table-row>
        <table:table-row table:style-name="ro1">
          <table:table-cell office:value-type="string" calcext:value-type="string">
            <text:p>outliers: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F55]/[.C55]" office:value-type="float" office:value="2.54311926605505" calcext:value-type="float">
            <text:p>2,54311926605505</text:p>
          </table:table-cell>
          <table:table-cell table:formula="of:=1000/[.A55]" office:value-type="float" office:value="55.5555555555556" calcext:value-type="float">
            <text:p>55,5555555555556</text:p>
          </table:table-cell>
          <table:table-cell office:value-type="float" office:value="462" calcext:value-type="float">
            <text:p>462</text:p>
          </table:table-cell>
          <table:table-cell office:value-type="float" office:value="3.27" calcext:value-type="float">
            <text:p>3,27</text:p>
          </table:table-cell>
          <table:table-cell table:formula="of:=[.D55]/[.E55]" office:value-type="float" office:value="141.284403669725" calcext:value-type="float">
            <text:p>141,284403669725</text:p>
          </table:table-cell>
          <table:table-cell table:formula="of:=([.D55]/1000)/([.E55]/60)" office:value-type="float" office:value="8.47706422018349" calcext:value-type="float">
            <text:p>8,47706422018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s </meta:initial-creator>
    <meta:creation-date>2019-08-25T17:09:31.197094035</meta:creation-date>
    <dc:date>2022-11-03T15:35:41.136304658</dc:date>
    <meta:editing-duration>PT11H53M45S</meta:editing-duration>
    <meta:editing-cycles>9</meta:editing-cycles>
    <meta:generator>LibreOffice/7.3.6.2$Linux_X86_64 LibreOffice_project/30$Build-2</meta:generator>
    <meta:document-statistic meta:table-count="2" meta:cell-count="39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11.608cm" xlink:href=".." xlink:type="simple" chart:class="chart:scatter" chart:style-name="ch1">
        <chart:legend chart:legend-position="end" svg:x="12.674cm" svg:y="5.256cm" style:legend-expansion="high" chart:style-name="ch2"/>
        <chart:plot-area chart:style-name="ch3" table:cell-range-address="'FY-B10'.H2:'FY-B10'.H16 'FY-B10'.E1:'FY-B10'.E16" chart:data-source-has-labels="row" svg:x="0.32cm" svg:y="0.232cm" svg:width="12.034cm" svg:height="10.163cm">
          <chart:coordinate-region svg:x="1.418cm" svg:y="0.431cm" svg:width="10.418cm" svg:height="9.317cm"/>
          <chart:axis chart:dimension="x" chart:name="primary-x" chart:style-name="ch4">
            <chart:title svg:x="5.989cm" svg:y="10.627cm" chart:style-name="ch5">
              <text:p>tel/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FY-B10'.E2:'FY-B10'.E16" chart:label-cell-address="'FY-B10'.E1:'FY-B10'.E1" chart:class="chart:scatter">
            <chart:domain table:cell-range-address="'FY-B10'.H2:'FY-B10'.H16"/>
            <chart:regression-curve chart:style-name="ch8">
              <chart:equation chart:display-equation="true" chart:display-r-square="true"/>
            </chart:regression-curve>
            <chart:data-point/>
            <chart:data-point chart:style-name="ch9" chart:repeated="3"/>
            <chart:data-point chart:repeated="7"/>
            <chart:data-point chart:style-name="ch9"/>
            <chart:data-point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/min</text:p>
                <draw:g>
                  <svg:desc>'FY-B10'.E1:'FY-B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9616643291258">
                <text:p>3.79616643291258</text:p>
                <draw:g>
                  <svg:desc>'FY-B10'.H2:'FY-B10'.H16</svg:desc>
                </draw:g>
              </table:table-cell>
              <table:table-cell office:value-type="float" office:value="2.46844319775596">
                <text:p>2.46844319775596</text:p>
                <draw:g>
                  <svg:desc>'FY-B10'.E2:'FY-B10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5750371471025">
                <text:p>31.5750371471025</text:p>
              </table:table-cell>
              <table:table-cell office:value-type="float" office:value="5.95704444144266">
                <text:p>5.95704444144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693642805792">
                <text:p>55.8693642805792</text:p>
              </table:table-cell>
              <table:table-cell office:value-type="float" office:value="8.68850775392832">
                <text:p>8.68850775392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8282201794219">
                <text:p>18.8282201794219</text:p>
              </table:table-cell>
              <table:table-cell office:value-type="float" office:value="4.47447114852143">
                <text:p>4.47447114852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9698798643444">
                <text:p>9.19698798643444</text:p>
              </table:table-cell>
              <table:table-cell office:value-type="float" office:value="3.19020520779445">
                <text:p>3.19020520779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194423223835">
                <text:p>37.194423223835</text:p>
              </table:table-cell>
              <table:table-cell office:value-type="float" office:value="6.70359052711994">
                <text:p>6.70359052711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030353099565">
                <text:p>54.4030353099565</text:p>
              </table:table-cell>
              <table:table-cell office:value-type="float" office:value="8.59188544152745">
                <text:p>8.59188544152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3300915871967">
                <text:p>44.3300915871967</text:p>
              </table:table-cell>
              <table:table-cell office:value-type="float" office:value="7.61967708431687">
                <text:p>7.61967708431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502304147465">
                <text:p>20.3502304147465</text:p>
              </table:table-cell>
              <table:table-cell office:value-type="float" office:value="4.71152073732719">
                <text:p>4.7115207373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394502409096">
                <text:p>7.31394502409096</text:p>
              </table:table-cell>
              <table:table-cell office:value-type="float" office:value="3.07809629449894">
                <text:p>3.0780962944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2402108007027">
                <text:p>63.2402108007027</text:p>
              </table:table-cell>
              <table:table-cell office:value-type="float" office:value="9.28203094010313">
                <text:p>9.28203094010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343395582843">
                <text:p>99.343395582843</text:p>
              </table:table-cell>
              <table:table-cell office:value-type="float" office:value="12.9444870810949">
                <text:p>12.9444870810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9642152348375">
                <text:p>71.9642152348375</text:p>
              </table:table-cell>
              <table:table-cell office:value-type="float" office:value="11.0117089856598">
                <text:p>11.0117089856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6cm" svg:height="11.688cm" xlink:href=".." xlink:type="simple" chart:class="chart:scatter" chart:style-name="ch1">
        <chart:legend chart:legend-position="end" svg:x="11.026cm" svg:y="5.296cm" style:legend-expansion="high" chart:style-name="ch2"/>
        <chart:plot-area chart:style-name="ch3" table:cell-range-address="'FY-B10'.C2:'FY-B10'.C18 'FY-B10'.G1:'FY-B10'.G18" chart:data-source-has-labels="row" svg:x="0.289cm" svg:y="0.233cm" svg:width="10.448cm" svg:height="11.222cm">
          <chart:coordinate-region svg:x="1.387cm" svg:y="0.432cm" svg:width="8.832cm" svg:height="10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Y-B10'.G2:'FY-B10'.G18" chart:label-cell-address="'FY-B10'.G1:'FY-B10'.G1" chart:class="chart:scatter">
            <chart:domain table:cell-range-address="'FY-B10'.C2:'FY-B10'.C18"/>
            <chart:regression-curve chart:style-name="ch8">
              <chart:equation chart:display-equation="true" chart:display-r-square="false"/>
            </chart:regression-curve>
            <chart:data-point chart:repeated="15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l/tel</text:p>
                <draw:g>
                  <svg:desc>'FY-B10'.G1:'FY-B10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.423645320197">
                <text:p>263.423645320197</text:p>
                <draw:g>
                  <svg:desc>'FY-B10'.C2:'FY-B10'.C18</svg:desc>
                </draw:g>
              </table:table-cell>
              <table:table-cell office:value-type="float" office:value="10.8374384236453">
                <text:p>10.8374384236453</text:p>
                <draw:g>
                  <svg:desc>'FY-B10'.G2:'FY-B10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705882352941">
                <text:p>31.6705882352941</text:p>
              </table:table-cell>
              <table:table-cell office:value-type="float" office:value="3.14438502673797">
                <text:p>3.14438502673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988970588235">
                <text:p>17.8988970588235</text:p>
              </table:table-cell>
              <table:table-cell office:value-type="float" office:value="2.59191176470588">
                <text:p>2.5919117647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1117647058824">
                <text:p>53.1117647058824</text:p>
              </table:table-cell>
              <table:table-cell office:value-type="float" office:value="3.96078431372549">
                <text:p>3.96078431372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73125">
                <text:p>108.73125</text:p>
              </table:table-cell>
              <table:table-cell office:value-type="float" office:value="5.78125">
                <text:p>5.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857509627728">
                <text:p>26.8857509627728</text:p>
              </table:table-cell>
              <table:table-cell office:value-type="float" office:value="3.00385109114249">
                <text:p>3.00385109114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813273340832">
                <text:p>18.3813273340832</text:p>
              </table:table-cell>
              <table:table-cell office:value-type="float" office:value="2.63217097862767">
                <text:p>2.63217097862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580404685836">
                <text:p>22.5580404685836</text:p>
              </table:table-cell>
              <table:table-cell office:value-type="float" office:value="2.86474973375932">
                <text:p>2.8647497337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1394927536232">
                <text:p>49.1394927536232</text:p>
              </table:table-cell>
              <table:table-cell office:value-type="float" office:value="3.85869565217391">
                <text:p>3.8586956521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.725118483412">
                <text:p>136.725118483412</text:p>
              </table:table-cell>
              <table:table-cell office:value-type="float" office:value="7.01421800947867">
                <text:p>7.01421800947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127240143369">
                <text:p>15.8127240143369</text:p>
              </table:table-cell>
              <table:table-cell office:value-type="float" office:value="2.44623655913978">
                <text:p>2.44623655913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660944206009">
                <text:p>10.0660944206009</text:p>
              </table:table-cell>
              <table:table-cell office:value-type="float" office:value="2.17167381974249">
                <text:p>2.17167381974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957952468007">
                <text:p>13.8957952468007</text:p>
              </table:table-cell>
              <table:table-cell office:value-type="float" office:value="2.55027422303473">
                <text:p>2.55027422303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883720930233">
                <text:p>255.883720930233</text:p>
              </table:table-cell>
              <table:table-cell office:value-type="float" office:value="9.8062015503876">
                <text:p>9.8062015503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7904761904762">
                <text:p>8.07904761904762</text:p>
              </table:table-cell>
              <table:table-cell office:value-type="float" office:value="3.45714285714286">
                <text:p>3.4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64cm" svg:y="3.954cm" style:legend-expansion="high" chart:style-name="ch2"/>
        <chart:plot-area chart:style-name="ch3" table:cell-range-address="'YF-S201'.A1:'YF-S201'.B14" chart:data-source-has-labels="row" svg:x="0.319cm" svg:y="0.18cm" svg:width="11.926cm" svg:height="7.664cm">
          <chart:coordinate-region svg:x="1.231cm" svg:y="0.38cm" svg:width="10.735cm" svg:height="6.817cm"/>
          <chart:axis chart:dimension="x" chart:name="primary-x" chart:style-name="ch4">
            <chart:title svg:x="5.801cm" svg:y="8.024cm" chart:style-name="ch5">
              <text:p>ms/tel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F-S201'.B2:'YF-S201'.B14" chart:label-cell-address="'YF-S201'.B1:'YF-S201'.B1" chart:class="chart:scatter">
            <chart:domain table:cell-range-address="'YF-S201'.A2:'YF-S201'.A14"/>
            <chart:regression-curve chart:style-name="ch9">
              <chart:equation chart:display-equation="true" chart:display-r-square="false"/>
            </chart:regression-curve>
            <chart:data-point chart:repeated="3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l/tel</text:p>
                <draw:g>
                  <svg:desc>'YF-S201'.B1:'YF-S20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'YF-S201'.A2:'YF-S201'.A14</svg:desc>
                </draw:g>
              </table:table-cell>
              <table:table-cell office:value-type="float" office:value="2.41475684740078">
                <text:p>2.41475684740078</text:p>
                <draw:g>
                  <svg:desc>'YF-S201'.B2:'YF-S201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2.36923076923077">
                <text:p>2.36923076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2.31940029985008">
                <text:p>2.31940029985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.28823529411765">
                <text:p>2.2882352941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.44403669724771">
                <text:p>2.4440366972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.28250478011472">
                <text:p>2.2825047801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.48663697104677">
                <text:p>2.48663697104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.24808743169399">
                <text:p>2.2480874316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7cm" svg:y="3.954cm" style:legend-expansion="high" chart:style-name="ch2"/>
        <chart:plot-area chart:style-name="ch3" table:cell-range-address="'YF-S201'.C1:'YF-S201'.C14 'YF-S201'.G1:'YF-S201'.G14" chart:data-source-has-labels="row" svg:x="0.319cm" svg:y="0.18cm" svg:width="12.032cm" svg:height="7.664cm">
          <chart:coordinate-region svg:x="0.755cm" svg:y="0.379cm" svg:width="11.409cm" svg:height="6.818cm"/>
          <chart:axis chart:dimension="x" chart:name="primary-x" chart:style-name="ch4">
            <chart:title svg:x="5.987cm" svg:y="8.024cm" chart:style-name="ch5">
              <text:p>tel/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F-S201'.G2:'YF-S201'.G14" chart:label-cell-address="'YF-S201'.G1:'YF-S201'.G1" chart:class="chart:scatter">
            <chart:domain table:cell-range-address="'YF-S201'.C2:'YF-S201'.C14"/>
            <chart:regression-curve chart:style-name="ch9">
              <chart:equation chart:display-equation="true" chart:display-r-square="false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/min</text:p>
                <draw:g>
                  <svg:desc>'YF-S201'.G1:'YF-S20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555555555556">
                <text:p>5.55555555555556</text:p>
                <draw:g>
                  <svg:desc>'YF-S201'.C2:'YF-S201'.C14</svg:desc>
                </draw:g>
              </table:table-cell>
              <table:table-cell office:value-type="float" office:value="0.804918949133594">
                <text:p>0.804918949133594</text:p>
                <draw:g>
                  <svg:desc>'YF-S201'.G2:'YF-S201'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1.84615384615385">
                <text:p>1.8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3.16281859070465">
                <text:p>3.16281859070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3.92268907563025">
                <text:p>3.92268907563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22201834862385">
                <text:p>1.22201834862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.47801147227533">
                <text:p>5.47801147227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0.678173719376392">
                <text:p>0.678173719376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7.9344262295082">
                <text:p>7.9344262295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2.568cm" svg:y="3.954cm" style:legend-expansion="high" chart:style-name="ch2"/>
        <chart:plot-area chart:style-name="ch3" table:cell-range-address="'FY-B10'.C1:'FY-B10'.C15 'FY-B10'.G1:'FY-B10'.G15" chart:data-source-has-labels="row" svg:x="0.32cm" svg:y="0.18cm" svg:width="11.928cm" svg:height="7.664cm">
          <chart:coordinate-region svg:x="1.418cm" svg:y="0.379cm" svg:width="10.312cm" svg:height="6.818cm"/>
          <chart:axis chart:dimension="x" chart:name="primary-x" chart:style-name="ch4">
            <chart:title svg:x="5.803cm" svg:y="8.024cm" chart:style-name="ch5">
              <text:p>ms/tel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FY-B10'.G2:'FY-B10'.G15" chart:label-cell-address="'FY-B10'.G1:'FY-B10'.G1" chart:class="chart:scatter">
            <chart:domain table:cell-range-address="'FY-B10'.C2:'FY-B10'.C15"/>
            <chart:regression-curve chart:style-name="ch8">
              <chart:equation chart:display-equation="true" chart:display-r-square="false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l/tel</text:p>
                <draw:g>
                  <svg:desc>'FY-B10'.G1:'FY-B10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.423645320197">
                <text:p>263.423645320197</text:p>
                <draw:g>
                  <svg:desc>'FY-B10'.C2:'FY-B10'.C15</svg:desc>
                </draw:g>
              </table:table-cell>
              <table:table-cell office:value-type="float" office:value="10.8374384236453">
                <text:p>10.8374384236453</text:p>
                <draw:g>
                  <svg:desc>'FY-B10'.G2:'FY-B10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705882352941">
                <text:p>31.6705882352941</text:p>
              </table:table-cell>
              <table:table-cell office:value-type="float" office:value="3.14438502673797">
                <text:p>3.14438502673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988970588235">
                <text:p>17.8988970588235</text:p>
              </table:table-cell>
              <table:table-cell office:value-type="float" office:value="2.59191176470588">
                <text:p>2.5919117647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1117647058824">
                <text:p>53.1117647058824</text:p>
              </table:table-cell>
              <table:table-cell office:value-type="float" office:value="3.96078431372549">
                <text:p>3.96078431372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73125">
                <text:p>108.73125</text:p>
              </table:table-cell>
              <table:table-cell office:value-type="float" office:value="5.78125">
                <text:p>5.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857509627728">
                <text:p>26.8857509627728</text:p>
              </table:table-cell>
              <table:table-cell office:value-type="float" office:value="3.00385109114249">
                <text:p>3.00385109114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813273340832">
                <text:p>18.3813273340832</text:p>
              </table:table-cell>
              <table:table-cell office:value-type="float" office:value="2.63217097862767">
                <text:p>2.63217097862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580404685836">
                <text:p>22.5580404685836</text:p>
              </table:table-cell>
              <table:table-cell office:value-type="float" office:value="2.86474973375932">
                <text:p>2.8647497337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1394927536232">
                <text:p>49.1394927536232</text:p>
              </table:table-cell>
              <table:table-cell office:value-type="float" office:value="3.85869565217391">
                <text:p>3.8586956521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.725118483412">
                <text:p>136.725118483412</text:p>
              </table:table-cell>
              <table:table-cell office:value-type="float" office:value="7.01421800947867">
                <text:p>7.01421800947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127240143369">
                <text:p>15.8127240143369</text:p>
              </table:table-cell>
              <table:table-cell office:value-type="float" office:value="2.44623655913978">
                <text:p>2.44623655913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660944206009">
                <text:p>10.0660944206009</text:p>
              </table:table-cell>
              <table:table-cell office:value-type="float" office:value="2.17167381974249">
                <text:p>2.17167381974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957952468007">
                <text:p>13.8957952468007</text:p>
              </table:table-cell>
              <table:table-cell office:value-type="float" office:value="2.55027422303473">
                <text:p>2.550274223034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